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DIN 1451 Mittelschrift" svg:font-family="'DIN 1451 Mittelschrift'" style:font-pitch="variable"/>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618d1" officeooo:paragraph-rsid="000618d1"/>
    </style:style>
    <style:style style:name="P2" style:family="paragraph" style:parent-style-name="Text_20_body">
      <style:paragraph-properties fo:text-align="center" style:justify-single-word="false"/>
      <style:text-properties style:font-name="Times New Roman" fo:font-size="15pt" officeooo:rsid="000618d1" officeooo:paragraph-rsid="000618d1" style:font-size-asian="15pt" style:font-size-complex="15pt"/>
    </style:style>
    <style:style style:name="P3" style:family="paragraph" style:parent-style-name="Text_20_body">
      <style:text-properties officeooo:rsid="0006fc9f" officeooo:paragraph-rsid="0006fc9f"/>
    </style:style>
    <style:style style:name="P4" style:family="paragraph" style:parent-style-name="Text_20_body">
      <style:paragraph-properties fo:text-align="center" style:justify-single-word="false" fo:break-before="page"/>
      <style:text-properties style:font-name="Times New Roman" officeooo:rsid="000618d1" officeooo:paragraph-rsid="000618d1"/>
    </style:style>
    <style:style style:name="P5" style:family="paragraph" style:parent-style-name="Title">
      <style:text-properties style:font-name="Times New Roman" officeooo:rsid="000618d1" officeooo:paragraph-rsid="000618d1"/>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text-properties style:font-name="Times New Roman" officeooo:rsid="0006fc9f" officeooo:paragraph-rsid="0006fc9f"/>
    </style:style>
    <style:style style:name="P8" style:family="paragraph" style:parent-style-name="Text_20_body">
      <style:text-properties style:font-name="Helvetica" officeooo:paragraph-rsid="000a037e"/>
    </style:style>
    <style:style style:name="P9" style:family="paragraph" style:parent-style-name="Text_20_body">
      <style:text-properties style:font-name="Helvetica" officeooo:rsid="000e3471" officeooo:paragraph-rsid="000e3471"/>
    </style:style>
    <style:style style:name="P10" style:family="paragraph" style:parent-style-name="Text_20_body">
      <style:text-properties style:font-name="Times New Roman1" officeooo:paragraph-rsid="000a508a"/>
    </style:style>
    <style:style style:name="P11" style:family="paragraph" style:parent-style-name="Text_20_body">
      <style:text-properties style:font-name="Times New Roman1" officeooo:rsid="000a037e" officeooo:paragraph-rsid="000a037e"/>
    </style:style>
    <style:style style:name="P12" style:family="paragraph" style:parent-style-name="Text_20_body">
      <style:text-properties style:font-name="Times New Roman1" officeooo:rsid="000a037e" officeooo:paragraph-rsid="000a508a"/>
    </style:style>
    <style:style style:name="P13" style:family="paragraph" style:parent-style-name="Text_20_body">
      <style:text-properties style:font-name="Times New Roman1" officeooo:rsid="000a037e" officeooo:paragraph-rsid="000b5319"/>
    </style:style>
    <style:style style:name="P14" style:family="paragraph" style:parent-style-name="Text_20_body">
      <style:text-properties style:font-name="Times New Roman1" officeooo:rsid="000a037e" officeooo:paragraph-rsid="000cf58b"/>
    </style:style>
    <style:style style:name="P15" style:family="paragraph" style:parent-style-name="Text_20_body">
      <style:text-properties style:font-name="Times New Roman1" officeooo:rsid="000a037e" officeooo:paragraph-rsid="000e09ac"/>
    </style:style>
    <style:style style:name="P16" style:family="paragraph" style:parent-style-name="Text_20_body">
      <style:text-properties style:font-name="Times New Roman1" officeooo:rsid="000a037e" officeooo:paragraph-rsid="00126f83"/>
    </style:style>
    <style:style style:name="P17" style:family="paragraph" style:parent-style-name="Text_20_body">
      <style:text-properties style:font-name="Times New Roman1" officeooo:rsid="000a508a" officeooo:paragraph-rsid="000a508a"/>
    </style:style>
    <style:style style:name="P18" style:family="paragraph" style:parent-style-name="Text_20_body">
      <style:text-properties style:font-name="Times New Roman1" officeooo:rsid="0006fc9f" officeooo:paragraph-rsid="000cf58b"/>
    </style:style>
    <style:style style:name="P19" style:family="paragraph" style:parent-style-name="Text_20_body">
      <style:text-properties style:font-name="Times New Roman1" officeooo:rsid="0011c992" officeooo:paragraph-rsid="0011c992"/>
    </style:style>
    <style:style style:name="P20" style:family="paragraph" style:parent-style-name="Text_20_body">
      <style:text-properties style:font-name="Times New Roman1" officeooo:rsid="0011c992" officeooo:paragraph-rsid="00126f83"/>
    </style:style>
    <style:style style:name="P21" style:family="paragraph" style:parent-style-name="Text_20_body">
      <style:text-properties style:font-name="Times New Roman1" officeooo:rsid="00126f83" officeooo:paragraph-rsid="00126f83"/>
    </style:style>
    <style:style style:name="P22" style:family="paragraph" style:parent-style-name="Text_20_body">
      <style:text-properties officeooo:rsid="000a037e" officeooo:paragraph-rsid="000e09ac"/>
    </style:style>
    <style:style style:name="P23" style:family="paragraph" style:parent-style-name="Text_20_body">
      <style:text-properties officeooo:rsid="0006fc9f" officeooo:paragraph-rsid="0006fc9f"/>
    </style:style>
    <style:style style:name="P24" style:family="paragraph" style:parent-style-name="Text_20_body">
      <style:text-properties officeooo:paragraph-rsid="000cf58b"/>
    </style:style>
    <style:style style:name="P25" style:family="paragraph" style:parent-style-name="Text_20_body">
      <style:text-properties officeooo:paragraph-rsid="000e09ac"/>
    </style:style>
    <style:style style:name="P26" style:family="paragraph" style:parent-style-name="Heading_20_1">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list-style-name="">
      <style:text-properties officeooo:rsid="00082a0b" officeooo:paragraph-rsid="00082a0b"/>
    </style:style>
    <style:style style:name="P29" style:family="paragraph" style:parent-style-name="Heading_20_2">
      <style:text-properties officeooo:paragraph-rsid="000cf58b"/>
    </style:style>
    <style:style style:name="P30" style:family="paragraph" style:parent-style-name="Heading_20_2">
      <style:text-properties officeooo:rsid="0011c992" officeooo:paragraph-rsid="0011c992"/>
    </style:style>
    <style:style style:name="P31" style:family="paragraph" style:parent-style-name="Heading_20_2">
      <style:text-properties officeooo:paragraph-rsid="0011c992"/>
    </style:style>
    <style:style style:name="T1" style:family="text">
      <style:text-properties style:font-name="Times New Roman"/>
    </style:style>
    <style:style style:name="T2" style:family="text">
      <style:text-properties style:font-name="Times New Roman" officeooo:rsid="000a037e"/>
    </style:style>
    <style:style style:name="T3" style:family="text">
      <style:text-properties style:font-name="Times New Roman" fo:font-size="12pt" officeooo:rsid="000a508a" style:font-size-asian="12pt" style:font-size-complex="12pt"/>
    </style:style>
    <style:style style:name="T4" style:family="text">
      <style:text-properties style:font-name="Times New Roman" fo:font-size="12pt" fo:font-style="italic" officeooo:rsid="000a508a" style:font-size-asian="12pt" style:font-style-asian="italic" style:font-size-complex="12pt" style:font-style-complex="italic"/>
    </style:style>
    <style:style style:name="T5" style:family="text">
      <style:text-properties style:font-name="Times New Roman" fo:font-size="12pt" fo:font-style="normal" officeooo:rsid="000a508a" style:font-size-asian="12pt" style:font-style-asian="normal" style:font-size-complex="12pt" style:font-style-complex="normal"/>
    </style:style>
    <style:style style:name="T6" style:family="text">
      <style:text-properties fo:font-style="normal" officeooo:rsid="000a037e" style:font-style-asian="normal" style:font-style-complex="normal"/>
    </style:style>
    <style:style style:name="T7" style:family="text">
      <style:text-properties fo:font-style="normal" officeooo:rsid="000e09ac" style:font-style-asian="normal" style:font-style-complex="normal"/>
    </style:style>
    <style:style style:name="T8" style:family="text">
      <style:text-properties fo:font-style="normal" officeooo:rsid="00100c37" style:font-style-asian="normal" style:font-style-complex="normal"/>
    </style:style>
    <style:style style:name="T9" style:family="text">
      <style:text-properties fo:font-style="normal" officeooo:rsid="00126f83" style:font-style-asian="normal" style:font-style-complex="normal"/>
    </style:style>
    <style:style style:name="T10" style:family="text">
      <style:text-properties fo:font-style="italic" officeooo:rsid="000a037e" style:font-style-asian="italic" style:font-style-complex="italic"/>
    </style:style>
    <style:style style:name="T11" style:family="text">
      <style:text-properties fo:font-style="italic" officeooo:rsid="00100c37" style:font-style-asian="italic" style:font-style-complex="italic"/>
    </style:style>
    <style:style style:name="T12" style:family="text">
      <style:text-properties fo:font-style="italic" officeooo:rsid="00126f83" style:font-style-asian="italic" style:font-style-complex="italic"/>
    </style:style>
    <style:style style:name="T13" style:family="text">
      <style:text-properties fo:font-style="italic" officeooo:rsid="000a0dee" style:font-style-asian="italic" style:font-style-complex="italic"/>
    </style:style>
    <style:style style:name="T14" style:family="text">
      <style:text-properties fo:font-style="italic" officeooo:rsid="000e09ac" style:font-style-asian="italic" style:font-style-complex="italic"/>
    </style:style>
    <style:style style:name="T15" style:family="text">
      <style:text-properties style:font-name="DIN 1451 Mittelschrift" fo:font-size="12pt" fo:font-style="italic" style:font-size-asian="12pt" style:font-style-asian="italic" style:font-size-complex="12pt" style:font-style-complex="italic"/>
    </style:style>
    <style:style style:name="T16" style:family="text">
      <style:text-properties fo:font-size="12pt" fo:font-style="italic" officeooo:rsid="000a037e" style:font-size-asian="12pt" style:font-style-asian="italic" style:font-size-complex="12pt" style:font-style-complex="italic"/>
    </style:style>
    <style:style style:name="T17" style:family="text">
      <style:text-properties fo:font-size="12pt" style:font-size-asian="12pt" style:font-size-complex="12pt"/>
    </style:style>
    <style:style style:name="T18" style:family="text">
      <style:text-properties fo:font-size="12pt" fo:font-style="normal" officeooo:rsid="000a508a" style:font-size-asian="12pt" style:font-style-asian="normal" style:font-size-complex="12pt" style:font-style-complex="normal"/>
    </style:style>
    <style:style style:name="T19" style:family="text">
      <style:text-properties style:font-name="Droid Sans Mono" fo:font-size="12pt" fo:font-style="normal" style:text-underline-style="none" officeooo:rsid="000a037e" style:font-size-asian="12pt" style:font-style-asian="normal" style:font-size-complex="12pt" style:font-style-complex="normal"/>
    </style:style>
    <style:style style:name="T20" style:family="text">
      <style:text-properties style:font-name="Droid Sans Mono" fo:font-size="12pt" fo:font-style="normal" fo:font-weight="bold" style:font-size-asian="12pt" style:font-style-asian="normal" style:font-weight-asian="bold" style:font-size-complex="12pt" style:font-style-complex="normal" style:font-weight-complex="bold"/>
    </style:style>
    <style:style style:name="T21" style:family="text">
      <style:text-properties style:font-name="Droid Sans Mono" fo:font-size="12pt" fo:font-style="normal" fo:font-weight="bold" officeooo:rsid="000a037e" style:font-size-asian="12pt" style:font-style-asian="normal" style:font-weight-asian="bold" style:font-size-complex="12pt" style:font-style-complex="normal" style:font-weight-complex="bold"/>
    </style:style>
    <style:style style:name="T22" style:family="text">
      <style:text-properties officeooo:rsid="000a0dee"/>
    </style:style>
    <style:style style:name="T23" style:family="text">
      <style:text-properties style:font-name="Times New Roman1" fo:font-size="12pt" style:font-size-asian="12pt" style:font-size-complex="12pt"/>
    </style:style>
    <style:style style:name="T24" style:family="text">
      <style:text-properties style:font-name="Times New Roman1" fo:font-size="12pt" fo:font-style="italic" style:font-size-asian="12pt" style:font-style-asian="italic" style:font-size-complex="12pt" style:font-style-complex="italic"/>
    </style:style>
    <style:style style:name="T25" style:family="text">
      <style:text-properties style:font-name="Times New Roman1" fo:font-style="normal" officeooo:rsid="000a037e" style:font-style-asian="normal" style:font-style-complex="normal"/>
    </style:style>
    <style:style style:name="T26" style:family="text">
      <style:text-properties style:font-name="Times New Roman1" officeooo:rsid="000e0ec9"/>
    </style:style>
    <style:style style:name="T27" style:family="text">
      <style:text-properties style:font-name="Times New Roman1" officeooo:rsid="000a0dee"/>
    </style:style>
    <style:style style:name="T28" style:family="text">
      <style:text-properties officeooo:rsid="000a5c55"/>
    </style:style>
    <style:style style:name="T29" style:family="text">
      <style:text-properties officeooo:rsid="000c0df4"/>
    </style:style>
    <style:style style:name="T30" style:family="text">
      <style:text-properties officeooo:rsid="000cf58b"/>
    </style:style>
    <style:style style:name="T31" style:family="text">
      <style:text-properties officeooo:rsid="000e09ac"/>
    </style:style>
    <style:style style:name="T32" style:family="text">
      <style:text-properties officeooo:rsid="00100c37"/>
    </style:style>
    <style:style style:name="T33" style:family="text">
      <style:text-properties officeooo:rsid="0011c992"/>
    </style:style>
    <style:style style:name="T34" style:family="text">
      <style:text-properties style:font-name="Liberation Sans" officeooo:rsid="0011c992"/>
    </style:style>
    <style:style style:name="T35" style:family="text">
      <style:text-properties style:font-name="Liberation Sans" officeooo:rsid="000a0dee"/>
    </style:style>
    <style:style style:name="T36" style:family="text">
      <style:text-properties style:font-name="Liberation Sans" officeooo:rsid="0013b3ca"/>
    </style:style>
    <style:style style:name="T37" style:family="text">
      <style:text-properties officeooo:rsid="00126f8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Abschlussprüfung Winter 2016</text:p>
      <text:p text:style-name="P1"/>
      <text:p text:style-name="P1"/>
      <text:p text:style-name="P1">zum</text:p>
      <text:p text:style-name="P1"/>
      <text:p text:style-name="P2">Mathematisch-technischen Softwareentwickler</text:p>
      <text:p text:style-name="P2"/>
      <text:p text:style-name="P1">von</text:p>
      <text:p text:style-name="P1"/>
      <text:p text:style-name="P2">Rocco Hermes</text:p>
      <text:p text:style-name="P2"/>
      <text:p text:style-name="P1">Azubi-Identnummer </text:p>
      <text:p text:style-name="P1">Prüflingsnummer 15514430</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7"><text:a xlink:type="simple" xlink:href="#__RefHeading__213_1780422654" text:style-name="Index_20_Link" text:visited-style-name="Index_20_Link">1 Einleitung<text:tab/>3</text:a></text:p>
          <text:p text:style-name="P6"><text:a xlink:type="simple" xlink:href="#__RefHeading__147_1916610877" text:style-name="Index_20_Link" text:visited-style-name="Index_20_Link">1.1 Leseanleitung<text:tab/>3</text:a></text:p>
          <text:p text:style-name="P27"><text:a xlink:type="simple" xlink:href="#__RefHeading__217_1780422654" text:style-name="Index_20_Link" text:visited-style-name="Index_20_Link">2 Aufgabenstellung<text:tab/>4</text:a></text:p>
          <text:p text:style-name="P6"><text:a xlink:type="simple" xlink:href="#__RefHeading__149_1916610877" text:style-name="Index_20_Link" text:visited-style-name="Index_20_Link">2.1 Vorgaben<text:tab/>4</text:a></text:p>
        </text:index-body>
      </text:table-of-content>
      <text:p text:style-name="P3"/>
      <text:h text:style-name="P26" text:outline-level="1"><text:bookmark-start text:name="__RefHeading__213_1780422654"/>1 Einleitung<text:bookmark-end text:name="__RefHeading__213_1780422654"/></text:h>
      <text:p text:style-name="Text_20_body"/>
      <text:p text:style-name="P7">Diese Arbeit ist im Rahmen der Abschlussprüfung im Winter 2016 zum Mathematisch-technischen Softwareentwickler entstanden. Die Bearbeitung fand im Ausbildungsbetrieb genua mbh, Domagkstraße 7, 85551 Kirchheim bei München statt.</text:p>
      <text:p text:style-name="P3"><text:span text:style-name="T1">Das Programm wurde mit der Programmiersprache Ruby entwickelt. Ruby ist eine </text:span><text:span text:style-name="T2">Skriptsprache</text:span><text:span text:style-name="T1">, wird also nicht kompiliert und dann ausgeführt, sondern von einem Interpreter eingelesen und dann Zeile für Zeile abgearbeitet.</text:span></text:p>
      <text:p text:style-name="P18"><text:span text:style-name="T3">In der Arbeit wird auf Schifffahrt übliche Entfernungs- und Geschwindigkeitsangaben (</text:span><text:span text:style-name="T4">Seemeilen</text:span><text:span text:style-name="T3"> bzw. </text:span><text:span text:style-name="T4">Knoten</text:span><text:span text:style-name="T3">) verzichtet. Stattdessen werden die Angaben </text:span><text:span text:style-name="T4">km</text:span><text:span text:style-name="T5"> bzw. </text:span><text:span text:style-name="T4">km/h</text:span><text:span text:style-name="T5"> benutzt.</text:span></text:p>
      <text:h text:style-name="P29" text:outline-level="2"/>
      <text:h text:style-name="P29" text:outline-level="2"><text:bookmark-start text:name="__RefHeading__147_1916610877"/><text:span text:style-name="T30">1.1 Leseanleitung</text:span><text:bookmark-end text:name="__RefHeading__147_1916610877"/></text:h>
      <text:p text:style-name="P24"/>
      <text:p text:style-name="P11">Die im folgenden definierten Konventionen sollen das Lesen erleichtern:</text:p>
      <text:p text:style-name="P8"><text:span text:style-name="T10">Kursiv –</text:span><text:span text:style-name="T6"> </text:span><text:span text:style-name="T25">Kennzeichnet Fachbegriffe, Dateinamen</text:span></text:p>
      <text:p text:style-name="P8"><text:span text:style-name="T19">Nichtproportionalschrift</text:span><text:span text:style-name="T16"> </text:span><text:span text:style-name="T17">– </text:span><text:span text:style-name="T23">Damit werden Programmlistings aufgeführt</text:span></text:p>
      <text:p text:style-name="P8"><text:span text:style-name="T21">Nichtproportionalschrift </text:span><text:span text:style-name="T20">fett</text:span><text:span text:style-name="T15"> </text:span><text:span text:style-name="T17">– <text:s/></text:span><text:span text:style-name="T23">Befehle, die in einem Terminal eingegeben werden</text:span></text:p>
      <text:p text:style-name="P9"><text:span text:style-name="T23">einwort (xy) – </text:span><text:span text:style-name="T24">xy</text:span><text:span text:style-name="T23"> ersetzt „einwort“ absofort als Abkuerzung</text:span></text:p>
      <text:p text:style-name="P10"><text:span text:style-name="T18"/></text:p>
      <text:h text:style-name="P28" text:outline-level="2"/>
      <text:h text:style-name="P26" text:outline-level="1"><text:bookmark-start text:name="__RefHeading__217_1780422654"/>2 <text:span text:style-name="T33">Uebersicht</text:span><text:bookmark-end text:name="__RefHeading__217_1780422654"/></text:h>
      <text:h text:style-name="P30" text:outline-level="2">2.1 Aufgabe</text:h>
      <text:p text:style-name="P15">Aufgabe war es, ei<text:span text:style-name="T22">nen Schiffskurs durch ein Seegebiet mit örtlich wechselnden Strömungen zu berechnen. Da während des Kurses Wasserproben und Messwerte erhoben werden, müssen die Kurse mit der effektiven Geschwindigkeit von konstant 5 km/h durchgeführt werden. Durch die unterschiedlichen Strömungen ändert sich die Geschwindigkeit und die Richtung des Kurses innerhalb gewisser Teilabschnitte.</text:span></text:p>
      <text:p text:style-name="P22"><text:span text:style-name="T26">Der Kurs muss also gegebenenfalls in unterschiedliche Teilabschnitte aufgeteilt werden. Die unterschiedlichen Teilabschnitte müssen dann so berechnet werden, dass der ursprüngliche Kurs mit einer Geschwindigkeit von 5 km/h beibehalten wird.</text:span></text:p>
      <text:h text:style-name="Heading_20_2" text:outline-level="2"><text:bookmark-start text:name="__RefHeading__149_1916610877"/><text:span text:style-name="T29">2.2 Vorgaben / Angaben</text:span><text:bookmark-end text:name="__RefHeading__149_1916610877"/></text:h>
      <text:p text:style-name="P16"><text:span text:style-name="T22">Das Seegebiet wird durch ganzzahlige Koordinaten Definiert und ist eine rechteckige Fläche.</text:span></text:p>
      <text:p text:style-name="P15"><text:span text:style-name="T31">Innerhalb des Seegebiet können beliebig viele Strömungen vorkommen. Die Strömungen werden der Reihe nach durch zwei diagonal gegenüberliegende Ecken definiert. Innerhalb dieser Fläche wird die Strömung als Richtungsvektor aus zwei Fließkommazahlen angegeben. Das Skalarprodukt des Richtungsvektor gibt die Geschwindigkeit der Strömung an. Sollte es bei zwei Strömungsbereichen zu Überlappungen kommen, ist die Strömung der Schnittfläche, die der neueren Strömung.</text:span></text:p>
      <text:p text:style-name="P25"><text:span text:style-name="T27">Der Kurs wird durch eine Liste von ganzzahligen Werten angegeben. Dabei sind zwei aufeinanderfolgende Werte eine Koordinate. Der Kurs fährt die Koordinaten der Reihenfolge nach ab.</text:span></text:p>
      <text:h text:style-name="P31" text:outline-level="2"><text:span text:style-name="T35">2.</text:span><text:span text:style-name="T34">3 </text:span></text:h>
      <text:p text:style-name="P19">Da es sich bei allen Angaben um zwei Dimensionale Koordinaten oder Vektoren handelt, bietet es sich an diese in ein Koordinatensystem zu <text:span text:style-name="T32">übertragen.</text:span> </text:p>
      <text:p text:style-name="P20">Die <text:span text:style-name="T32">Größe</text:span> des <text:span text:style-name="T32">Koordinatensystems wird durch die laenge und breite des </text:span>Seegebietes <text:span text:style-name="T32">definiert. Die Strömungen werden dann der Reihenfolge nach initialisiert und als begrenzte </text:span><text:span text:style-name="T7">Fläche</text:span><text:span text:style-name="T32"> dargestellt.</text:span></text:p>
      <text:p text:style-name="P20"><text:span text:style-name="T32">Die Route besteht aus mehreren Punkten und wird der Reihe nach berechnet. Es wird immer zuerst die Route zwischen zwei Punkten Berechnet. Dafür wird die Route als </text:span><text:span text:style-name="T8">G</text:span><text:span text:style-name="T9">erade aus zwei Punkten initialisiert. Damit nun die Route an die unterschiedlichen Strömungen angepasst werden kann, müssen die Schnittpunkte mit den unterschiedlichen Strömungsbereichen berechnet werden.</text:span></text:p>
      <text:p text:style-name="P16"/>
      <text:p text:style-name="P16"/>
      <text:p text:style-name="P20"><text:span text:style-name="T12"><text:s/></text:span><text:span text:style-name="T32">eine <text:s/>unterteilt und besteht immer aus einer Geraden zwischen zwei Punkten.</text:span></text:p>
      <text:p text:style-name="P21">Damit nun die Route berech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DIN 1451 Mittelschrift" svg:font-family="'DIN 1451 Mittelschrift'" style:font-pitch="variable"/>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54cm" fo:margin-bottom="0.254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254cm" fo:margin-bottom="0.127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31:45.840655077</meta:creation-date>
    <dc:date>2016-12-01T13:05:18.404456829</dc:date>
    <meta:editing-duration>PT1H28M10S</meta:editing-duration>
    <meta:editing-cycles>8</meta:editing-cycles>
    <meta:generator>LibreOffice/4.2.8.2$Linux_X86_64 LibreOffice_project/420m0$Build-2</meta:generator>
    <dc:creator>Rocco Hermes</dc:creator>
    <meta:document-statistic meta:table-count="0" meta:image-count="0" meta:object-count="0" meta:page-count="4" meta:paragraph-count="36" meta:word-count="449" meta:character-count="3416" meta:non-whitespace-character-count="2993"/>
  </office:meta>
</office:document-meta>
</file>